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Param Set 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1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>
            <text:p>Generation</text:p>
          </table:table-cell>
          <table:table-cell table:style-name="ce1" office:value-type="string">
            <text:p>paramSet1_01.txt</text:p>
          </table:table-cell>
          <table:table-cell table:style-name="ce1" office:value-type="string">
            <text:p>paramSet1_02.txt</text:p>
          </table:table-cell>
          <table:table-cell table:style-name="ce1" office:value-type="string">
            <text:p>paramSet1_03.txt</text:p>
          </table:table-cell>
          <table:table-cell table:style-name="ce1" office:value-type="string">
            <text:p>paramSet1_04.txt</text:p>
          </table:table-cell>
          <table:table-cell table:style-name="ce1" office:value-type="string">
            <text:p>paramSet1_05.txt</text:p>
          </table:table-cell>
          <table:table-cell table:style-name="ce1" office:value-type="string">
            <text:p>paramSet1_06.txt</text:p>
          </table:table-cell>
          <table:table-cell table:style-name="ce1" office:value-type="string">
            <text:p>paramSet1_07.txt</text:p>
          </table:table-cell>
          <table:table-cell table:style-name="ce1" office:value-type="string">
            <text:p>paramSet1_08.txt</text:p>
          </table:table-cell>
          <table:table-cell table:style-name="ce1" office:value-type="string">
            <text:p>paramSet1_09.txt</text:p>
          </table:table-cell>
          <table:table-cell table:style-name="ce1" office:value-type="string">
            <text:p>paramSet1_10.txt</text:p>
          </table:table-cell>
          <table:table-cell table:style-name="ce1" office:value-type="string">
            <text:p>AVG Best Adjusted Fitness</text:p>
          </table:table-cell>
          <table:table-cell table:style-name="ce1"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604945">
            <text:p>0.0604945</text:p>
          </table:table-cell>
          <table:table-cell table:number-columns-repeated="2" office:value-type="float" office:value="0.0130261">
            <text:p>0.0130261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604945">
            <text:p>0.0604945</text:p>
          </table:table-cell>
          <table:table-cell table:number-columns-repeated="2" table:style-name="Default" office:value-type="float" office:value="0.0604945">
            <text:p>0.0604945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formula="of:= 1 / (1 + AVERAGE([.B2:.K2]))" office:value-type="float" office:value="0.968979610014001">
            <text:p>0.9689796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326045">
            <text:p>0.0326045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604945">
            <text:p>0.0604945</text:p>
          </table:table-cell>
          <table:table-cell table:number-columns-repeated="2" table:style-name="Default" office:value-type="float" office:value="0.0604945">
            <text:p>0.0604945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formula="of:= 1 / (1 + AVERAGE([.B3:.K3]))" office:value-type="float" office:value="0.958058544179265">
            <text:p>0.9580585442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8557">
            <text:p>0.158557</text:p>
          </table:table-cell>
          <table:table-cell table:style-name="Default" office:value-type="float" office:value="0.0326045">
            <text:p>0.0326045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604945">
            <text:p>0.0604945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604945">
            <text:p>0.0604945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formula="of:= 1 / (1 + AVERAGE([.B4:.K4]))" office:value-type="float" office:value="0.947380910524762">
            <text:p>0.9473809105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48874">
            <text:p>0.0748874</text:p>
          </table:table-cell>
          <table:table-cell table:style-name="Default" office:value-type="float" office:value="0.0326045">
            <text:p>0.0326045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604945">
            <text:p>0.0604945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formula="of:= 1 / (1 + AVERAGE([.B5:.K5]))" office:value-type="float" office:value="0.95929901488433">
            <text:p>0.9592990149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48874">
            <text:p>0.0748874</text:p>
          </table:table-cell>
          <table:table-cell table:style-name="Default" office:value-type="float" office:value="0.0326045">
            <text:p>0.0326045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604945">
            <text:p>0.0604945</text:p>
          </table:table-cell>
          <table:table-cell table:style-name="Default"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table:formula="of:= 1 / (1 + AVERAGE([.B6:.K6]))" office:value-type="float" office:value="0.960127835260498">
            <text:p>0.9601278353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326045">
            <text:p>0.0326045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604945">
            <text:p>0.0604945</text:p>
          </table:table-cell>
          <table:table-cell table:style-name="Default"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table:formula="of:= 1 / (1 + AVERAGE([.B7:.K7]))" office:value-type="float" office:value="0.965864564278284">
            <text:p>0.9658645643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289166">
            <text:p>0.0289166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table:style-name="Default" office:value-type="float" office:value="0.0326045">
            <text:p>0.0326045</text:p>
          </table:table-cell>
          <table:table-cell office:value-type="float" office:value="0.0130261">
            <text:p>0.0130261</text:p>
          </table:table-cell>
          <table:table-cell table:number-columns-repeated="2" table:style-name="Default" office:value-type="float" office:value="0.0326045">
            <text:p>0.0326045</text:p>
          </table:table-cell>
          <table:table-cell table:style-name="Default"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table:formula="of:= 1 / (1 + AVERAGE([.B8:.K8]))" office:value-type="float" office:value="0.966985289770124">
            <text:p>0.9669852898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table:style-name="Default" office:value-type="float" office:value="0.0130261">
            <text:p>0.0130261</text:p>
          </table:table-cell>
          <table:table-cell office:value-type="float" office:value="0.00560031">
            <text:p>0.00560031</text:p>
          </table:table-cell>
          <table:table-cell table:number-columns-repeated="2" table:style-name="Default" office:value-type="float" office:value="0.0326045">
            <text:p>0.0326045</text:p>
          </table:table-cell>
          <table:table-cell table:style-name="Default"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table:formula="of:= 1 / (1 + AVERAGE([.B9:.K9]))" office:value-type="float" office:value="0.971862103174259">
            <text:p>0.9718621032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table:style-name="Default" office:value-type="float" office:value="0.0186442">
            <text:p>0.0186442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0402745">
            <text:p>0.00402745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table:formula="of:= 1 / (1 + AVERAGE([.B10:.K10]))" office:value-type="float" office:value="0.973331453051632">
            <text:p>0.9733314531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30261">
            <text:p>0.0130261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office:value-type="string">
            <text:p>6.28064e-24</text:p>
          </table:table-cell>
          <table:table-cell table:style-name="Default" office:value-type="float" office:value="0.0267838">
            <text:p>0.0267838</text:p>
          </table:table-cell>
          <table:table-cell table:style-name="Default"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table:formula="of:= 1 / (1 + AVERAGE([.B11:.K11]))" office:value-type="float" office:value="0.967856918669877">
            <text:p>0.9678569187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table:style-name="ce2" office:value-type="string">
            <text:p>6.28064e-24</text:p>
          </table:table-cell>
          <table:table-cell office:value-type="string">
            <text:p>6.28062e-24</text:p>
          </table:table-cell>
          <table:table-cell table:style-name="Default" office:value-type="float" office:value="0.00402745">
            <text:p>0.00402745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12:.K12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table:style-name="ce2" office:value-type="string">
            <text:p>6.28064e-24</text:p>
          </table:table-cell>
          <table:table-cell table:number-columns-repeated="2" office:value-type="string">
            <text:p>6.28062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13:.K13]))" office:value-type="float" office:value="0.952917467603724">
            <text:p>0.9529174676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62e-24</text:p>
          </table:table-cell>
          <table:table-cell office:value-type="string">
            <text:p>6.28064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14:.K14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table:style-name="Default"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table:formula="of:= 1 / (1 + AVERAGE([.B15:.K15]))" office:value-type="float" office:value="0.966609589766605">
            <text:p>0.9666095898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16:.K16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17:.K17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table:style-name="Default" office:value-type="float" office:value="0.0017408">
            <text:p>0.0017408</text:p>
          </table:table-cell>
          <table:table-cell office:value-type="float" office:value="0.0130261">
            <text:p>0.0130261</text:p>
          </table:table-cell>
          <table:table-cell table:formula="of:= 1 / (1 + AVERAGE([.B18:.K18]))" office:value-type="float" office:value="0.967210975658677">
            <text:p>0.9672109757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table:style-name="ce2" office:value-type="string">
            <text:p>6.28062e-24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table:style-name="Default" office:value-type="float" office:value="0.00187892">
            <text:p>0.00187892</text:p>
          </table:table-cell>
          <table:table-cell office:value-type="float" office:value="0.0130261">
            <text:p>0.0130261</text:p>
          </table:table-cell>
          <table:table-cell table:formula="of:= 1 / (1 + AVERAGE([.B19:.K19]))" office:value-type="float" office:value="0.96162829611417">
            <text:p>0.9616282961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table:style-name="ce2" office:value-type="string">
            <text:p>6.28062e-24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table:style-name="Default" office:value-type="float" office:value="0.0017408">
            <text:p>0.0017408</text:p>
          </table:table-cell>
          <table:table-cell office:value-type="float" office:value="0.0130261">
            <text:p>0.0130261</text:p>
          </table:table-cell>
          <table:table-cell table:formula="of:= 1 / (1 + AVERAGE([.B20:.K20]))" office:value-type="float" office:value="0.961653841506099">
            <text:p>0.9616538415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21:.K21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22:.K22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23:.K23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30261">
            <text:p>0.0130261</text:p>
          </table:table-cell>
          <table:table-cell office:value-type="string">
            <text:p>6.28062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24:.K24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25:.K25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26:.K26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30261">
            <text:p>0.0130261</text:p>
          </table:table-cell>
          <table:table-cell office:value-type="string">
            <text:p>6.28062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27:.K27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130261">
            <text:p>0.0130261</text:p>
          </table:table-cell>
          <table:table-cell office:value-type="string">
            <text:p>6.28062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28:.K28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30261">
            <text:p>0.0130261</text:p>
          </table:table-cell>
          <table:table-cell office:value-type="string">
            <text:p>6.28062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table:style-name="ce2" office:value-type="string">
            <text:p>6.28062e-24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29:.K29]))" office:value-type="float" office:value="0.952917467603724">
            <text:p>0.9529174676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30261">
            <text:p>0.0130261</text:p>
          </table:table-cell>
          <table:table-cell office:value-type="string">
            <text:p>6.28062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402745">
            <text:p>0.00402745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30:.K30]))" office:value-type="float" office:value="0.961231098652061">
            <text:p>0.9612310987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30261">
            <text:p>0.0130261</text:p>
          </table:table-cell>
          <table:table-cell office:value-type="string">
            <text:p>6.28062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31:.K31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32:.K32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33:.K33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34:.K34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35:.K35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36:.K36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37:.K37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38:.K38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39:.K39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40:.K40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41:.K41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42:.K42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43:.K43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44:.K44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59e-24</text:p>
          </table:table-cell>
          <table:table-cell office:value-type="float" office:value="0.0130261">
            <text:p>0.0130261</text:p>
          </table:table-cell>
          <table:table-cell table:formula="of:= 1 / (1 + AVERAGE([.B45:.K45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59e-24</text:p>
          </table:table-cell>
          <table:table-cell office:value-type="float" office:value="0.0130261">
            <text:p>0.0130261</text:p>
          </table:table-cell>
          <table:table-cell table:formula="of:= 1 / (1 + AVERAGE([.B46:.K46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59e-24</text:p>
          </table:table-cell>
          <table:table-cell office:value-type="float" office:value="0.0130261">
            <text:p>0.0130261</text:p>
          </table:table-cell>
          <table:table-cell table:formula="of:= 1 / (1 + AVERAGE([.B47:.K47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59e-24</text:p>
          </table:table-cell>
          <table:table-cell office:value-type="float" office:value="0.0130261">
            <text:p>0.0130261</text:p>
          </table:table-cell>
          <table:table-cell table:formula="of:= 1 / (1 + AVERAGE([.B48:.K48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49:.K49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50:.K50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130261">
            <text:p>0.0130261</text:p>
          </table:table-cell>
          <table:table-cell office:value-type="string">
            <text:p>6.28049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51:.K51]))" office:value-type="float" office:value="0.960940532923513">
            <text:p>0.9609405329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130261">
            <text:p>0.0130261</text:p>
          </table:table-cell>
          <table:table-cell office:value-type="string">
            <text:p>6.28062e-24</text:p>
          </table:table-cell>
          <table:table-cell office:value-type="float" office:value="0.0130261">
            <text:p>0.0130261</text:p>
          </table:table-cell>
          <table:table-cell office:value-type="float" office:value="0.158557">
            <text:p>0.158557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formula="of:= 1 / (1 + AVERAGE([.B52:.K52]))" office:value-type="float" office:value="0.960940532923513">
            <text:p>0.9609405329</text:p>
          </table:table-cell>
          <table:table-cell table:number-columns-repeated="1012"/>
        </table:table-row>
      </table:table>
      <table:table table:name="Param Set 2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5" table:default-cell-style-name="ce2"/>
        <table:table-column table:style-name="co1" table:number-columns-repeated="2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>
            <text:p>Generation</text:p>
          </table:table-cell>
          <table:table-cell table:style-name="ce1" office:value-type="string">
            <text:p>paramSet2_01.txt</text:p>
          </table:table-cell>
          <table:table-cell table:style-name="ce1" office:value-type="string">
            <text:p>paramSet2_02.txt</text:p>
          </table:table-cell>
          <table:table-cell table:style-name="ce1" office:value-type="string">
            <text:p>paramSet2_03.txt</text:p>
          </table:table-cell>
          <table:table-cell table:style-name="ce1" office:value-type="string">
            <text:p>paramSet2_04.txt</text:p>
          </table:table-cell>
          <table:table-cell table:style-name="ce1" office:value-type="string">
            <text:p>paramSet2_05.txt</text:p>
          </table:table-cell>
          <table:table-cell table:style-name="ce1" office:value-type="string">
            <text:p>paramSet2_06.txt</text:p>
          </table:table-cell>
          <table:table-cell table:style-name="ce1" office:value-type="string">
            <text:p>paramSet2_07.txt</text:p>
          </table:table-cell>
          <table:table-cell table:style-name="ce1" office:value-type="string">
            <text:p>paramSet2_08.txt</text:p>
          </table:table-cell>
          <table:table-cell table:style-name="ce1" office:value-type="string">
            <text:p>paramSet2_09.txt</text:p>
          </table:table-cell>
          <table:table-cell table:style-name="ce1" office:value-type="string">
            <text:p>paramSet2_10.txt</text:p>
          </table:table-cell>
          <table:table-cell table:style-name="ce1" office:value-type="string">
            <text:p>AVG Best Adjusted Fitness</text:p>
          </table:table-cell>
          <table:table-cell table:style-name="ce1" table:number-columns-repeated="1012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0.0130261">
            <text:p>0.0130261</text:p>
          </table:table-cell>
          <table:table-cell table:style-name="Default" office:value-type="float" office:value="0.0604945">
            <text:p>0.0604945</text:p>
          </table:table-cell>
          <table:table-cell office:value-type="float" office:value="0.0130261">
            <text:p>0.0130261</text:p>
          </table:table-cell>
          <table:table-cell table:number-columns-repeated="2" table:style-name="Default" office:value-type="float" office:value="0.0130261">
            <text:p>0.0130261</text:p>
          </table:table-cell>
          <table:table-cell table:number-columns-repeated="3" table:style-name="Default" office:value-type="float" office:value="0.0604945">
            <text:p>0.0604945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2:.K2]))" office:value-type="float" office:value="0.968979610014001">
            <text:p>0.9689796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0.0130261">
            <text:p>0.0130261</text:p>
          </table:table-cell>
          <table:table-cell table:style-name="Default" office:value-type="float" office:value="0.0326045">
            <text:p>0.0326045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158557">
            <text:p>0.158557</text:p>
          </table:table-cell>
          <table:table-cell table:style-name="Default" office:value-type="float" office:value="0.0449346">
            <text:p>0.0449346</text:p>
          </table:table-cell>
          <table:table-cell table:number-columns-repeated="3" table:style-name="Default" office:value-type="float" office:value="0.0604945">
            <text:p>0.0604945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:.K3]))" office:value-type="float" office:value="0.955138665121125">
            <text:p>0.955138665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number-columns-repeated="2"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449346">
            <text:p>0.0449346</text:p>
          </table:table-cell>
          <table:table-cell table:style-name="Default" office:value-type="float" office:value="0.0604945">
            <text:p>0.0604945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130261">
            <text:p>0.0130261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4:.K4]))" office:value-type="float" office:value="0.975724491778531">
            <text:p>0.9757244918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number-columns-repeated="2"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186442">
            <text:p>0.0186442</text:p>
          </table:table-cell>
          <table:table-cell table:style-name="Default" office:value-type="float" office:value="0.0604945">
            <text:p>0.0604945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130261">
            <text:p>0.0130261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5:.K5]))" office:value-type="float" office:value="0.978233875626739">
            <text:p>0.9782338756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repeated="2"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186442">
            <text:p>0.0186442</text:p>
          </table:table-cell>
          <table:table-cell table:number-columns-repeated="2" table:style-name="Default" office:value-type="float" office:value="0.0326045">
            <text:p>0.0326045</text:p>
          </table:table-cell>
          <table:table-cell table:style-name="Default" office:value-type="float" office:value="0.0130261">
            <text:p>0.0130261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6:.K6]))" office:value-type="float" office:value="0.98091008700545">
            <text:p>0.980910087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table:number-columns-repeated="2" table:style-name="Default" office:value-type="float" office:value="0.0130261">
            <text:p>0.0130261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0402745">
            <text:p>0.00402745</text:p>
          </table:table-cell>
          <table:table-cell table:style-name="Default" office:value-type="float" office:value="0.0449346">
            <text:p>0.0449346</text:p>
          </table:table-cell>
          <table:table-cell table:style-name="Default" office:value-type="float" office:value="0.0326045">
            <text:p>0.0326045</text:p>
          </table:table-cell>
          <table:table-cell table:style-name="Default" office:value-type="float" office:value="0.0130261">
            <text:p>0.0130261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7:.K7]))" office:value-type="float" office:value="0.981130154307785">
            <text:p>0.9811301543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0.0130261">
            <text:p>0.0130261</text:p>
          </table:table-cell>
          <table:table-cell table:style-name="Default"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table:number-columns-repeated="2" table:style-name="Default" office:value-type="float" office:value="0.00402745">
            <text:p>0.00402745</text:p>
          </table:table-cell>
          <table:table-cell table:style-name="Default" office:value-type="float" office:value="0.0326045">
            <text:p>0.0326045</text:p>
          </table:table-cell>
          <table:table-cell table:number-columns-repeated="2" table:style-name="Default" office:value-type="float" office:value="0.00402745">
            <text:p>0.00402745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8:.K8]))" office:value-type="float" office:value="0.989624171566432">
            <text:p>0.9896241716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0.0130261">
            <text:p>0.0130261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number-columns-repeated="2" table:style-name="Default" office:value-type="float" office:value="0.00402745">
            <text:p>0.00402745</text:p>
          </table:table-cell>
          <table:table-cell table:style-name="Default" office:value-type="float" office:value="0.0326045">
            <text:p>0.0326045</text:p>
          </table:table-cell>
          <table:table-cell office:value-type="string">
            <text:p>6.28049e-24</text:p>
          </table:table-cell>
          <table:table-cell table:style-name="Default" office:value-type="float" office:value="0.00402745">
            <text:p>0.00402745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9:.K9]))" office:value-type="float" office:value="0.988045727373791">
            <text:p>0.9880457274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0.00402745">
            <text:p>0.00402745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table:style-name="Default" office:value-type="float" office:value="0.00402745">
            <text:p>0.00402745</text:p>
          </table:table-cell>
          <table:table-cell office:value-type="string">
            <text:p>6.28064e-24</text:p>
          </table:table-cell>
          <table:table-cell table:style-name="Default" office:value-type="float" office:value="0.00952107">
            <text:p>0.00952107</text:p>
          </table:table-cell>
          <table:table-cell office:value-type="string">
            <text:p>6.28062e-24</text:p>
          </table:table-cell>
          <table:table-cell table:style-name="Default" office:value-type="float" office:value="0.0017408">
            <text:p>0.0017408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10:.K10]))" office:value-type="float" office:value="0.991726862917012">
            <text:p>0.9917268629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0.00402745">
            <text:p>0.00402745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office:value-type="string">
            <text:p>6.28073e-24</text:p>
          </table:table-cell>
          <table:table-cell office:value-type="string">
            <text:p>6.28064e-24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table:style-name="Default" office:value-type="float" office:value="0.0017408">
            <text:p>0.0017408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11:.K11]))" office:value-type="float" office:value="0.991110423368576">
            <text:p>0.9911104234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.00402745">
            <text:p>0.00402745</text:p>
          </table:table-cell>
          <table:table-cell office:value-type="string">
            <text:p>6.28073e-24</text:p>
          </table:table-cell>
          <table:table-cell office:value-type="float" office:value="0.00560031">
            <text:p>0.00560031</text:p>
          </table:table-cell>
          <table:table-cell table:style-name="Default" office:value-type="float" office:value="0.0017408">
            <text:p>0.0017408</text:p>
          </table:table-cell>
          <table:table-cell office:value-type="string">
            <text:p>6.28064e-24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64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12:.K12]))" office:value-type="float" office:value="0.992571444438959">
            <text:p>0.9925714444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0.00402745">
            <text:p>0.00402745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table:style-name="Default" office:value-type="float" office:value="0.0017408">
            <text:p>0.0017408</text:p>
          </table:table-cell>
          <table:table-cell office:value-type="string">
            <text:p>6.28064e-24</text:p>
          </table:table-cell>
          <table:table-cell table:number-columns-repeated="2" office:value-type="string">
            <text:p>6.28049e-24</text:p>
          </table:table-cell>
          <table:table-cell table:style-name="Default" office:value-type="float" office:value="0.0017408">
            <text:p>0.0017408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13:.K13]))" office:value-type="float" office:value="0.99351539785599">
            <text:p>0.9935153979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0.00187892">
            <text:p>0.00187892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office:value-type="string">
            <text:p>6.28064e-24</text:p>
          </table:table-cell>
          <table:table-cell table:number-columns-repeated="2" office:value-type="string">
            <text:p>6.28049e-24</text:p>
          </table:table-cell>
          <table:table-cell table:style-name="Default" office:value-type="float" office:value="0.0017408">
            <text:p>0.0017408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14:.K14]))" office:value-type="float" office:value="0.992994970601619">
            <text:p>0.9929949706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table:style-name="Default" office:value-type="float" office:value="0.0017408">
            <text:p>0.0017408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15:.K15]))" office:value-type="float" office:value="0.991720790056053">
            <text:p>0.9917207901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6.28049e-24</text:p>
          </table:table-cell>
          <table:table-cell office:value-type="string">
            <text:p>6.2805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office:value-type="string">
            <text:p>6.28049e-24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16:.K16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office:value-type="string">
            <text:p>6.28049e-24</text:p>
          </table:table-cell>
          <table:table-cell office:value-type="string">
            <text:p>6.28062e-24</text:p>
          </table:table-cell>
          <table:table-cell office:value-type="string">
            <text:p>6.28049e-24</text:p>
          </table:table-cell>
          <table:table-cell table:style-name="Default" office:value-type="float" office:value="0.0017408">
            <text:p>0.0017408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17:.K17]))" office:value-type="float" office:value="0.991720790056053">
            <text:p>0.9917207901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table:style-name="Default" office:value-type="float" office:value="0.0017408">
            <text:p>0.0017408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18:.K18]))" office:value-type="float" office:value="0.991720790056053">
            <text:p>0.9917207901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0.0017408">
            <text:p>0.0017408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19:.K19]))" office:value-type="float" office:value="0.991720790056053">
            <text:p>0.9917207901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20:.K20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6.28064e-24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21:.K21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6.28064e-24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52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22:.K22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6.28064e-24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23:.K23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6.28064e-24</text:p>
          </table:table-cell>
          <table:table-cell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52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24:.K24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25:.K25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26:.K26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table:formula="of:=  1 / (1 + AVERAGE([.B27:.K27]))" office:value-type="float" office:value="0.992505307901845">
            <text:p>0.9925053079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28:.K28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0402745">
            <text:p>0.00402745</text:p>
          </table:table-cell>
          <table:table-cell office:value-type="float" office:value="0.0130261">
            <text:p>0.0130261</text:p>
          </table:table-cell>
          <table:table-cell table:formula="of:=  1 / (1 + AVERAGE([.B29:.K29]))" office:value-type="float" office:value="0.992505307901845">
            <text:p>0.9925053079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0:.K30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1:.K31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2:.K32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3:.K33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4:.K34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47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5:.K35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6:.K36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7:.K37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8:.K38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39:.K39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40:.K40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41:.K41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42:.K42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office:value-type="float" office:value="0.0130261">
            <text:p>0.0130261</text:p>
          </table:table-cell>
          <table:table-cell office:value-type="float" office:value="0.00402745">
            <text:p>0.00402745</text:p>
          </table:table-cell>
          <table:table-cell table:formula="of:=  1 / (1 + AVERAGE([.B43:.K43]))" office:value-type="float" office:value="0.992505307901845">
            <text:p>0.9925053079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44:.K44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45:.K45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46:.K46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47:.K47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48:.K48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49:.K49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table:number-columns-repeated="3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50:.K50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73e-24</text:p>
          </table:table-cell>
          <table:table-cell office:value-type="string">
            <text:p>6.28047e-24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51:.K51]))" office:value-type="float" office:value="0.989559321229728">
            <text:p>0.9895593212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6.28049e-24</text:p>
          </table:table-cell>
          <table:table-cell office:value-type="float" office:value="0.00560031">
            <text:p>0.00560031</text:p>
          </table:table-cell>
          <table:table-cell office:value-type="string">
            <text:p>6.28056e-24</text:p>
          </table:table-cell>
          <table:table-cell office:value-type="string">
            <text:p>6.28047e-24</text:p>
          </table:table-cell>
          <table:table-cell table:number-columns-repeated="2" office:value-type="string">
            <text:p>6.28049e-24</text:p>
          </table:table-cell>
          <table:table-cell office:value-type="string">
            <text:p>6.28073e-24</text:p>
          </table:table-cell>
          <table:table-cell table:number-columns-repeated="2" office:value-type="float" office:value="0.0130261">
            <text:p>0.0130261</text:p>
          </table:table-cell>
          <table:table-cell table:formula="of:=  1 / (1 + AVERAGE([.B52:.K52]))" office:value-type="float" office:value="0.989559321229728">
            <text:p>0.9895593212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3T23:35:30</dc:date>
    <dc:creator>zafrik </dc:creator>
    <meta:generator>LibreOffice/3.5$Linux_X86_64 LibreOffice_project/350m1$Build-2</meta:generator>
    <meta:editing-duration>PT26S</meta:editing-duration>
    <meta:editing-cycles>3</meta:editing-cycles>
    <meta:document-statistic meta:table-count="2" meta:cell-count="1248" meta:object-count="0"/>
  </office:meta>
</office:document-meta>
</file>